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2e3b9" officeooo:paragraph-rsid="0012e3b9"/>
    </style:style>
    <style:style style:name="P2" style:family="paragraph" style:parent-style-name="Text_20_body">
      <style:text-properties fo:language="de" fo:country="DE" officeooo:rsid="00148c08" officeooo:paragraph-rsid="00148c08"/>
    </style:style>
    <style:style style:name="P3" style:family="paragraph" style:parent-style-name="Text_20_body">
      <style:text-properties fo:language="de" fo:country="DE" officeooo:rsid="00192470" officeooo:paragraph-rsid="00192470"/>
    </style:style>
    <style:style style:name="P4" style:family="paragraph" style:parent-style-name="Text_20_body">
      <style:text-properties officeooo:rsid="0029f1b5" officeooo:paragraph-rsid="0029f1b5"/>
    </style:style>
    <style:style style:name="P5" style:family="paragraph" style:parent-style-name="Text_20_body">
      <style:text-properties officeooo:paragraph-rsid="0029f1b5"/>
    </style:style>
    <style:style style:name="P6" style:family="paragraph" style:parent-style-name="Text_20_body">
      <style:text-properties officeooo:paragraph-rsid="00304089"/>
    </style:style>
    <style:style style:name="P7" style:family="paragraph" style:parent-style-name="Text_20_body">
      <style:text-properties fo:font-style="normal" officeooo:rsid="00201b5e" style:font-style-asian="normal" style:font-style-complex="normal"/>
    </style:style>
    <style:style style:name="P8" style:family="paragraph" style:parent-style-name="Text_20_body">
      <style:text-properties fo:font-style="normal" officeooo:rsid="002d5a71" officeooo:paragraph-rsid="0029f1b5" style:font-style-asian="normal" style:font-style-complex="normal"/>
    </style:style>
    <style:style style:name="P9" style:family="paragraph" style:parent-style-name="Text_20_body">
      <style:text-properties fo:font-style="normal" officeooo:rsid="0031ce18" style:font-style-asian="normal" style:font-style-complex="normal"/>
    </style:style>
    <style:style style:name="P10" style:family="paragraph" style:parent-style-name="Text_20_body">
      <style:text-properties fo:font-style="normal" officeooo:rsid="0031ce18" officeooo:paragraph-rsid="0029f1b5" style:font-style-asian="normal" style:font-style-complex="normal"/>
    </style:style>
    <style:style style:name="P11" style:family="paragraph" style:parent-style-name="Text_20_body" style:list-style-name="L1">
      <style:text-properties fo:language="de" fo:country="DE" officeooo:rsid="0012e3b9" officeooo:paragraph-rsid="0012e3b9"/>
    </style:style>
    <style:style style:name="P12" style:family="paragraph" style:parent-style-name="Text_20_body" style:list-style-name="L1">
      <style:text-properties fo:language="de" fo:country="DE" officeooo:rsid="00156d16" officeooo:paragraph-rsid="00156d16"/>
    </style:style>
    <style:style style:name="P13" style:family="paragraph" style:parent-style-name="Text_20_body" style:list-style-name="L2">
      <style:text-properties fo:language="de" fo:country="DE" officeooo:rsid="00148c08" officeooo:paragraph-rsid="00148c08"/>
    </style:style>
    <style:style style:name="P14" style:family="paragraph" style:parent-style-name="Text_20_body" style:list-style-name="L2">
      <style:text-properties fo:language="de" fo:country="DE" officeooo:rsid="00289dbd" officeooo:paragraph-rsid="00289dbd"/>
    </style:style>
    <style:style style:name="P15" style:family="paragraph" style:parent-style-name="Text_20_body" style:list-style-name="L2">
      <style:text-properties fo:language="de" fo:country="DE" officeooo:rsid="00335755" officeooo:paragraph-rsid="00335755"/>
    </style:style>
    <style:style style:name="P16" style:family="paragraph" style:parent-style-name="Text_20_body" style:list-style-name="L3">
      <style:text-properties fo:language="de" fo:country="DE" officeooo:rsid="00192470" officeooo:paragraph-rsid="00192470"/>
    </style:style>
    <style:style style:name="P17" style:family="paragraph" style:parent-style-name="Text_20_body" style:list-style-name="L2">
      <style:text-properties officeooo:rsid="00148c08" officeooo:paragraph-rsid="00148c08"/>
    </style:style>
    <style:style style:name="P18" style:family="paragraph" style:parent-style-name="Text_20_body" style:list-style-name="L4">
      <style:text-properties officeooo:paragraph-rsid="00304089"/>
    </style:style>
    <style:style style:name="P19" style:family="paragraph" style:parent-style-name="Text_20_body" style:list-style-name="L4">
      <style:text-properties fo:font-style="normal" officeooo:rsid="002f4915" officeooo:paragraph-rsid="00304089" style:font-style-asian="normal" style:font-style-complex="normal"/>
    </style:style>
    <style:style style:name="P20" style:family="paragraph" style:parent-style-name="Text_20_body" style:list-style-name="L7"/>
    <style:style style:name="P21" style:family="paragraph" style:parent-style-name="Text_20_body" style:list-style-name="L5">
      <style:paragraph-properties fo:margin-top="0in" fo:margin-bottom="0in" loext:contextual-spacing="false"/>
    </style:style>
    <style:style style:name="P22" style:family="paragraph" style:parent-style-name="Text_20_body" style:list-style-name="L6">
      <style:paragraph-properties fo:margin-top="0in" fo:margin-bottom="0in" loext:contextual-spacing="false"/>
    </style:style>
    <style:style style:name="P23" style:family="paragraph" style:parent-style-name="Heading_20_1">
      <style:text-properties fo:language="de" fo:country="DE" officeooo:rsid="0012e3b9" officeooo:paragraph-rsid="0012e3b9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fo:language="de" fo:country="DE"/>
    </style:style>
    <style:style style:name="T2" style:family="text">
      <style:text-properties officeooo:rsid="001e28d3"/>
    </style:style>
    <style:style style:name="T3" style:family="text">
      <style:text-properties fo:font-style="italic" officeooo:rsid="001fc370" style:font-style-asian="italic" style:font-style-complex="italic"/>
    </style:style>
    <style:style style:name="T4" style:family="text">
      <style:text-properties fo:font-style="italic" officeooo:rsid="00201b5e" style:font-style-asian="italic" style:font-style-complex="italic"/>
    </style:style>
    <style:style style:name="T5" style:family="text">
      <style:text-properties fo:font-style="italic" officeooo:rsid="002309e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c370" style:font-style-asian="normal" style:font-style-complex="normal"/>
    </style:style>
    <style:style style:name="T8" style:family="text">
      <style:text-properties fo:font-style="normal" officeooo:rsid="00201b5e" style:font-style-asian="normal" style:font-style-complex="normal"/>
    </style:style>
    <style:style style:name="T9" style:family="text">
      <style:text-properties fo:font-style="normal" officeooo:rsid="0021d98e" style:font-style-asian="normal" style:font-style-complex="normal"/>
    </style:style>
    <style:style style:name="T10" style:family="text">
      <style:text-properties fo:font-style="normal" officeooo:rsid="002309e3" style:font-style-asian="normal" style:font-style-complex="normal"/>
    </style:style>
    <style:style style:name="T11" style:family="text">
      <style:text-properties fo:font-style="normal" officeooo:rsid="002339d8" style:font-style-asian="normal" style:font-style-complex="normal"/>
    </style:style>
    <style:style style:name="T12" style:family="text">
      <style:text-properties fo:font-style="normal" officeooo:rsid="0024f918" style:font-style-asian="normal" style:font-style-complex="normal"/>
    </style:style>
    <style:style style:name="T13" style:family="text">
      <style:text-properties fo:font-style="normal" officeooo:rsid="00262580" style:font-style-asian="normal" style:font-style-complex="normal"/>
    </style:style>
    <style:style style:name="T14" style:family="text">
      <style:text-properties fo:font-style="normal" officeooo:rsid="00282145" style:font-style-asian="normal" style:font-style-complex="normal"/>
    </style:style>
    <style:style style:name="T15" style:family="text">
      <style:text-properties fo:font-style="normal" officeooo:rsid="00289dbd" style:font-style-asian="normal" style:font-style-complex="normal"/>
    </style:style>
    <style:style style:name="T16" style:family="text">
      <style:text-properties fo:font-style="normal" officeooo:rsid="002a8fb4" style:font-style-asian="normal" style:font-style-complex="normal"/>
    </style:style>
    <style:style style:name="T17" style:family="text">
      <style:text-properties fo:font-style="normal" officeooo:rsid="002d2689" style:font-style-asian="normal" style:font-style-complex="normal"/>
    </style:style>
    <style:style style:name="T18" style:family="text">
      <style:text-properties fo:font-style="normal" officeooo:rsid="002d5a71" style:font-style-asian="normal" style:font-style-complex="normal"/>
    </style:style>
    <style:style style:name="T19" style:family="text">
      <style:text-properties fo:font-style="normal" officeooo:rsid="002ec100" style:font-style-asian="normal" style:font-style-complex="normal"/>
    </style:style>
    <style:style style:name="T20" style:family="text">
      <style:text-properties fo:font-style="normal" officeooo:rsid="002f4915" style:font-style-asian="normal" style:font-style-complex="normal"/>
    </style:style>
    <style:style style:name="T21" style:family="text">
      <style:text-properties fo:font-style="normal" officeooo:rsid="0031ce18" style:font-style-asian="normal" style:font-style-complex="normal"/>
    </style:style>
    <style:style style:name="T22" style:family="text">
      <style:text-properties fo:font-style="normal" officeooo:rsid="00327556" style:font-style-asian="normal" style:font-style-complex="normal"/>
    </style:style>
    <style:style style:name="T23" style:family="text">
      <style:text-properties officeooo:rsid="002d5a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Jeremy Bentham und das Panopticon</text:h>
      <text:p text:style-name="P1">Ideen: </text:p>
      <text:list xml:id="list1693736694" text:style-name="L1">
        <text:list-item>
          <text:p text:style-name="P11">Was ist das Panopticon? Wie kam es zu der Idee (Utilitarismus?)?</text:p>
        </text:list-item>
        <text:list-item>
          <text:p text:style-name="P11">Wird es eingesetzt?</text:p>
        </text:list-item>
        <text:list-item>
          <text:p text:style-name="P11">Worin unterscheidet es sich von anderen Architekturen?</text:p>
        </text:list-item>
        <text:list-item>
          <text:p text:style-name="P11">War/ist es erfolgreich? Nachweise?</text:p>
        </text:list-item>
        <text:list-item>
          <text:p text:style-name="P12">Kritik?</text:p>
        </text:list-item>
      </text:list>
      <text:p text:style-name="P2">Quellen:</text:p>
      <text:list xml:id="list250045257" text:style-name="L2">
        <text:list-item>
          <text:p text:style-name="P17"><text:a xlink:type="simple" xlink:href="https://plato.stanford.edu/entries/bentham/#Pan" text:style-name="Internet_20_link" text:visited-style-name="Visited_20_Internet_20_Link"><text:span text:style-name="T1">https://plato.stanford.edu/entries/bentham/#Pan</text:span></text:a></text:p>
        </text:list-item>
        <text:list-item>
          <text:p text:style-name="P17"><text:a xlink:type="simple" xlink:href="https://www.iep.utm.edu/surv-eth/" text:style-name="Internet_20_link" text:visited-style-name="Visited_20_Internet_20_Link"><text:span text:style-name="T1">https://www.iep.utm.edu/surv-eth/</text:span></text:a></text:p>
        </text:list-item>
        <text:list-item>
          <text:p text:style-name="P17"><text:a xlink:type="simple" xlink:href="https://www.iep.utm.edu/bentham/" text:style-name="Internet_20_link" text:visited-style-name="Visited_20_Internet_20_Link"><text:span text:style-name="T1">https://www.iep.utm.edu/bentham/</text:span></text:a></text:p>
        </text:list-item>
        <text:list-item>
          <text:p text:style-name="P17"><text:a xlink:type="simple" xlink:href="https://www.utilitarianism.com/" text:style-name="Internet_20_link" text:visited-style-name="Visited_20_Internet_20_Link"><text:span text:style-name="T1">https://www.utilitarianism.com/</text:span></text:a></text:p>
        </text:list-item>
        <text:list-item>
          <text:p text:style-name="P13"><text:a xlink:type="simple" xlink:href="https://www.google.de/url?sa=t&amp;rct=j&amp;q=&amp;esrc=s&amp;source=web&amp;cd=5&amp;ved=2ahUKEwiTj7eVs77lAhVEyaQKHaZkC8AQFjAEegQIBBAC&amp;url=https%3A%2F%2Fpress.nordicopenaccess.no%2Findex.php%2Fnoasp%2Fcatalog%2Fview%2F31%2F128%2F1043-1&amp;usg=AOvVaw0Dv_unTHuA-k_ReGvPYF1U" text:style-name="Internet_20_link" text:visited-style-name="Visited_20_Internet_20_Link">https://www.google.de/url?sa=t&amp;rct=j&amp;q=&amp;esrc=s&amp;source=web&amp;cd=5&amp;ved=2ahUKEwiTj7eVs77lAhVEyaQKHaZkC8AQFjAEegQIBBAC&amp;url=https%3A%2F%2Fpress.nordicopenaccess.no%2Findex.php%2Fnoasp%2Fcatalog%2Fview%2F31%2F128%2F1043-1&amp;usg=AOvVaw0Dv_unTHuA-k_ReGvPYF1U</text:a></text:p>
        </text:list-item>
        <text:list-item>
          <text:p text:style-name="P13"><text:a xlink:type="simple" xlink:href="http://www.mittelalter-entdecken.de/verbrechen-und-strafe/" text:style-name="Internet_20_link" text:visited-style-name="Visited_20_Internet_20_Link">http://www.mittelalter-entdecken.de/verbrechen-und-strafe/</text:a></text:p>
        </text:list-item>
        <text:list-item>
          <text:p text:style-name="P14">Beispiel Mittelalter-Gefängnis: <text:a xlink:type="simple" xlink:href="https://museen.nuernberg.de/lochgefaengnisse/" text:style-name="Internet_20_link" text:visited-style-name="Visited_20_Internet_20_Link">https://museen.nuernberg.de/lochgefaengnisse/</text:a></text:p>
        </text:list-item>
        <text:list-item>
          <text:p text:style-name="P15">Als Witz-Beispiel: Australien als Gefängnis-Architektur angeben</text:p>
        </text:list-item>
        <text:list-item>
          <text:p text:style-name="P14"><text:a xlink:type="simple" xlink:href="https://www.architectural-review.com/essays/typology/typology-prison/10031354.article" text:style-name="Internet_20_link" text:visited-style-name="Visited_20_Internet_20_Link">https://www.architectural-review.com/essays/typology/typology-prison/10031354.article</text:a></text:p>
        </text:list-item>
        <text:list-item>
          <text:p text:style-name="P14"><text:a xlink:type="simple" xlink:href="https://www.lexipol.com/resources/blog/the-evolution-of-prison-design-and-the-rise-of-the-direct-supervision-model/" text:style-name="Internet_20_link" text:visited-style-name="Visited_20_Internet_20_Link">https://www.lexipol.com/resources/blog/the-evolution-of-prison-design-and-the-rise-of-the-direct-supervision-model/</text:a></text:p>
        </text:list-item>
        <text:list-item>
          <text:p text:style-name="P14">https://www.lexipol.com/resources/blog/prison-reform-origin-contemporary-jail-standards/</text:p>
        </text:list-item>
      </text:list>
      <text:p text:style-name="P3">Stichworte:</text:p>
      <text:list xml:id="list2666176913" text:style-name="L3">
        <text:list-item>
          <text:p text:style-name="P16">Gefängnis, penale Architektur, <text:span text:style-name="T23">Gefängnisschiffe</text:span></text:p>
        </text:list-item>
      </text:list>
      <text:h text:style-name="P24" text:outline-level="2">Geschichte Gefängnis/Strafvollzug/Strafe überhaupt</text:h>
      <text:p text:style-name="Text_20_body">- <text:span text:style-name="T2">Idee des Einsperrens war in der Antike/Frühes Mittelalter nicht präsent</text:span></text:p>
      <text:p text:style-name="Text_20_body">- <text:span text:style-name="T2">Präventivmaßnahmen: Geldstrafe, körperliche Bestrafungen (z.B. bei Diebstahl Finger abschlagen) - oder gleich die Todesstrafe</text:span></text:p>
      <text:p text:style-name="Text_20_body">- <text:span text:style-name="T3">Lex Salica</text:span><text:span text:style-name="T7"> unterscheidet sogar zwischen Ständen: Freie (Geld), Unfreie (Prügel) bei gleicher Missetat</text:span></text:p>
      <text:p text:style-name="Text_20_body"><text:span text:style-name="T7">- </text:span><text:span text:style-name="T8">Ab dem 11. Jh. Wandlung von </text:span><text:span text:style-name="T4">Sühne</text:span><text:span text:style-name="T8"> zur </text:span><text:span text:style-name="T4">Strafe</text:span></text:p>
      <text:p text:style-name="P7">- Ab 12. Jh. Todesstrafe, Anwendung je nach Schwere des Vergehens; Begnadigung auch denkbar</text:p>
      <text:p text:style-name="Text_20_body"><text:span text:style-name="T8">- </text:span><text:span text:style-name="T9">jedoch noch keine festgelegten Strafnormen</text:span></text:p>
      <text:p text:style-name="Text_20_body"><text:span text:style-name="T9">- </text:span><text:span text:style-name="T10">spätes Mittelalter sieht Folter als Mittel der Wahrheitsfindung (eine Art </text:span><text:span text:style-name="T5">Prozess</text:span><text:span text:style-name="T10">); Offizialklagen</text:span></text:p>
      <text:p text:style-name="Text_20_body"><text:span text:style-name="T10">- </text:span><text:span text:style-name="T11">Geldbußen als gütliche Einnahmequellen, </text:span><text:span text:style-name="T12">aber auch körperliche Strafen (Prügel, Verstümmeln, Blenden), Exilieren und Tod</text:span></text:p>
      <text:p text:style-name="Text_20_body"><text:span text:style-name="T12">- </text:span><text:span text:style-name="T13">Ab dem 15. Jh. wurde begonnen, die Strafe auch mit Abschreckung zu verbindungen (siehe öffentliche Hinrichtungen, wenngleich diese eher der Beweisführung dienten)</text:span></text:p>
      <text:p text:style-name="Text_20_body"><text:span text:style-name="T13">- </text:span><text:span text:style-name="T14">Gefängnisse im umgangssprachlichen, eigenständigen Sinne existieren nur wenige (meist Kasernen und ungenutzte Türme); größere Städte jedoch hatten dedizierte Gefängnis-Bauten</text:span></text:p>
      <text:p text:style-name="Text_20_body"><text:span text:style-name="T14">- </text:span><text:span text:style-name="T15">Dort einzusitzen bedeute aber nicht, seine Strafe dort zu abzubüßen</text:span></text:p>
      <text:p text:style-name="P4"><text:span text:style-name="T15">G</text:span><text:span text:style-name="T6">efängnisse dienten eher der temporären Unterbringung, bspw. bis zur Vollstreckung der Strafe (z.B. Hinrichtung). Prominentes Beispiel: Sokrates, Katte (Friedrich); </text:span><text:span text:style-name="T16">Schuldgefängnis</text:span></text:p>
      <text:p text:style-name="P4"><text:span text:style-name="T16">- </text:span><text:span text:style-name="T22">17. Jh. “Bridewells”, Amsterdamer Zuchthäuser</text:span></text:p>
      <text:p text:style-name="P4"><text:span text:style-name="T16">- </text:span><text:span text:style-name="T17">mit Beginn 18. Jh. und fortführend im 19. Jh. Reform der Strafgesetzgebung</text:span></text:p>
      <text:p text:style-name="P4"><text:span text:style-name="T17">- es werden neuartige Gefängnisarchitekturen ersonnen und sonst </text:span><text:span text:style-name="T18">wird die Idee entwickelt, den Vollzug zur Rehabilitation zu nutzen</text:span></text:p>
      <text:p text:style-name="P8">- Gefängnisse sollen besser ausgestattet werden, bessere Bedingungen bieten, Wärter mehr Gehalt</text:p>
      <text:p text:style-name="P4"><text:span text:style-name="T18">- </text:span><text:span text:style-name="T19">USA: “solitary” vs. “silent” System (Eastern State vs. Auburn)</text:span></text:p>
      <text:p text:style-name="P6"><text:span text:style-name="T19">- </text:span><text:span text:style-name="T20">Preußen: Landrecht 1794, 1804 “Generalplan zur Einführung einer besseren Criminal-Gerichts-Verfassung und zur Verbesserung der Gefängnis- und Straf-Anstalten”</text:span></text:p>
      <text:list xml:id="list166601868" text:style-name="L4">
        <text:list-item>
          <text:p text:style-name="P19">Unterscheidung zwischen besserungsfähigen Straftätern und unverbesserlichen Kriminellen</text:p>
        </text:list-item>
        <text:list-item>
          <text:p text:style-name="P18">Trennung von Untersuchungs- und Strafhaft </text:p>
        </text:list-item>
        <text:list-item>
          <text:p text:style-name="P18">erste Ansätze eines Stufenstrafvollzugs </text:p>
        </text:list-item>
        <text:list-item>
          <text:p text:style-name="P18">Betonung des Erziehungs- und Besserungsgedankens </text:p>
        </text:list-item>
        <text:list-item>
          <text:p text:style-name="P18">Arbeit als bevorzugte Erziehungsmethode </text:p>
        </text:list-item>
        <text:list-item>
          <text:p text:style-name="P18">Unterstützung nach der Entlassung</text:p>
        </text:list-item>
      </text:list>
      <text:p text:style-name="P5"><text:span text:style-name="T20">- </text:span><text:span text:style-name="T21">ab Reichseinigung 1871 Reichsstrafgesetzbuch zur Unterscheidung von folgenden Haftvarianten:</text:span></text:p>
      <text:p text:style-name="P10"><text:soft-page-break/>Zuchthaus mit Arbeitspflicht (1 Jahr bis lebenslänglich) </text:p>
      <text:list xml:id="list1437981761" text:style-name="L5">
        <text:list-item>
          <text:p text:style-name="P21">Gefängnis mit Recht auf Arbeit (1 Tag bis 5 Jahre) </text:p>
        </text:list-item>
      </text:list>
      <text:list xml:id="list2841353725" text:style-name="L6">
        <text:list-item>
          <text:p text:style-name="P22">Festungshaft </text:p>
        </text:list-item>
      </text:list>
      <text:list xml:id="list2785875897" text:style-name="L7">
        <text:list-item>
          <text:p text:style-name="P20">Arbeitshaus bei Landstreicherei, Trunksucht, Arbeitsscheu, gewerbsmäßiger Unzucht (bis zu 2 Jahre)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7:41:07.889250920</meta:creation-date>
    <dc:date>2019-11-18T22:23:03.879462148</dc:date>
    <meta:editing-duration>PT2H39M16S</meta:editing-duration>
    <meta:editing-cycles>30</meta:editing-cycles>
    <meta:generator>LibreOffice/6.2.8.2$Linux_X86_64 LibreOffice_project/20$Build-2</meta:generator>
    <meta:document-statistic meta:table-count="0" meta:image-count="0" meta:object-count="0" meta:page-count="3" meta:paragraph-count="51" meta:word-count="402" meta:character-count="3705" meta:non-whitespace-character-count="3372"/>
  </office:meta>
</office:document-meta>
</file>